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/></text:p>
      <text:p text:style-name="Text_20_body"><text:span text:style-name="T2">📘 </text:span><text:span text:style-name="Strong_20_Emphasis"><text:span text:style-name="T2">DAY 12 — FUNCTIONS &amp; SCOPE </text:span></text:span></text:p>
      <text:p text:style-name="Horizontal_20_Line"/>
      <text:h text:style-name="Heading_20_1" text:outline-level="1">⭐ 1. <text:span text:style-name="Strong_20_Emphasis">Lexical Scope</text:span></text:h>
      <text:h text:style-name="Heading_20_2" text:outline-level="2">✅ <text:span text:style-name="Strong_20_Emphasis">Long Definition</text:span></text:h>
      <text:p text:style-name="Text_20_body">Lexical scope means that <text:span text:style-name="Strong_20_Emphasis">JavaScript decides where a variable can be accessed based on where the variable is written in the source code.</text:span><text:line-break/>It follows a <text:span text:style-name="Strong_20_Emphasis">hierarchical scope chain</text:span>:</text:p>
      <text:list xml:id="list1758681996" text:style-name="L9">
        <text:list-item>
          <text:p text:style-name="P9">Inner functions can access outer function variables</text:p>
        </text:list-item>
        <text:list-item>
          <text:p text:style-name="P9">Outer functions cannot access inner variables</text:p>
        </text:list-item>
        <text:list-item>
          <text:p text:style-name="P9">Global variables can be accessed anywhere inside functions</text:p>
        </text:list-item>
      </text:list>
      <text:p text:style-name="Text_20_body"><text:span text:style-name="Strong_20_Emphasis">Scope is decided at write-time, not run-time.</text:span></text:p>
      <text:p text:style-name="Horizontal_20_Line"/>
      <text:h text:style-name="Heading_20_2" text:outline-level="2">🧩 <text:span text:style-name="Strong_20_Emphasis">Example 1 — Normal Lexical Scope</text:span></text:h>
      <text:p text:style-name="Preformatted_20_Text"><text:span text:style-name="Source_20_Text">let x = 10;</text:span></text:p>
      <text:p text:style-name="Preformatted_20_Text"/>
      <text:p text:style-name="Preformatted_20_Text"><text:span text:style-name="Source_20_Text">function outer() {</text:span></text:p>
      <text:p text:style-name="Preformatted_20_Text"><text:span text:style-name="Source_20_Text"><text:s text:c="4"/>let y = 20;</text:span></text:p>
      <text:p text:style-name="Preformatted_20_Text"/>
      <text:p text:style-name="Preformatted_20_Text"><text:span text:style-name="Source_20_Text"><text:s text:c="4"/>function inner() {</text:span></text:p>
      <text:p text:style-name="Preformatted_20_Text"><text:span text:style-name="Source_20_Text"><text:s text:c="8"/>console.log(x); </text:span></text:p>
      <text:p text:style-name="Preformatted_20_Text"><text:span text:style-name="Source_20_Text"><text:s text:c="8"/>console.log(y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inner();</text:span></text:p>
      <text:p text:style-name="Preformatted_20_Text"><text:span text:style-name="Source_20_Text">}</text:span></text:p>
      <text:p text:style-name="Preformatted_20_Text"/>
      <text:p text:style-name="P17"><text:span text:style-name="Source_20_Text">outer();</text:span></text:p>
      <text:h text:style-name="Heading_20_3" text:outline-level="3">🔍 Explanation</text:h>
      <text:list xml:id="list1786152098" text:style-name="L10">
        <text:list-item>
          <text:p text:style-name="P10"><text:span text:style-name="Source_20_Text">inner()</text:span> first looks for <text:span text:style-name="Source_20_Text">x</text:span> and <text:span text:style-name="Source_20_Text">y</text:span> inside itself.</text:p>
        </text:list-item>
        <text:list-item>
          <text:p text:style-name="P10">Not found → climbs upward to outer scope → found.</text:p>
        </text:list-item>
        <text:list-item>
          <text:p text:style-name="P10">This is lexical scope.</text:p>
        </text:list-item>
      </text:list>
      <text:p text:style-name="Horizontal_20_Line"/>
      <text:h text:style-name="Heading_20_2" text:outline-level="2"><text:soft-page-break/>🧩 <text:span text:style-name="Strong_20_Emphasis">Example 2 — Outer cannot access inner</text:span></text:h>
      <text:p text:style-name="Preformatted_20_Text"><text:span text:style-name="Source_20_Text">function test() {</text:span></text:p>
      <text:p text:style-name="Preformatted_20_Text"><text:span text:style-name="Source_20_Text"><text:s text:c="4"/>let secret = "hidden";</text:span></text:p>
      <text:p text:style-name="Preformatted_20_Text"/>
      <text:p text:style-name="Preformatted_20_Text"><text:span text:style-name="Source_20_Text"><text:s text:c="4"/>function show() {</text:span></text:p>
      <text:p text:style-name="Preformatted_20_Text"><text:span text:style-name="Source_20_Text"><text:s text:c="8"/>console.log(secret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show()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test();</text:span></text:p>
      <text:p text:style-name="P17"><text:span text:style-name="Source_20_Text">console.log(secret); // ❌ Error</text:span></text:p>
      <text:h text:style-name="Heading_20_3" text:outline-level="3">🔍 Explanation</text:h>
      <text:p text:style-name="Text_20_body">Outer code cannot access an inner variable.<text:line-break/>Lexical scope is <text:span text:style-name="Emphasis">one-directional</text:span> → inner → outer only.</text:p>
      <text:p text:style-name="Horizontal_20_Line"/>
      <text:h text:style-name="Heading_20_2" text:outline-level="2">🧩 <text:span text:style-name="Strong_20_Emphasis">Example 3 — Multi-level Lexical Chain</text:span></text:h>
      <text:p text:style-name="Preformatted_20_Text"><text:span text:style-name="Source_20_Text">let a = 1;</text:span></text:p>
      <text:p text:style-name="Preformatted_20_Text"/>
      <text:p text:style-name="Preformatted_20_Text"><text:span text:style-name="Source_20_Text">function first() {</text:span></text:p>
      <text:p text:style-name="Preformatted_20_Text"><text:span text:style-name="Source_20_Text"><text:s text:c="4"/>let b = 2;</text:span></text:p>
      <text:p text:style-name="Preformatted_20_Text"/>
      <text:p text:style-name="Preformatted_20_Text"><text:span text:style-name="Source_20_Text"><text:s text:c="4"/>function second() {</text:span></text:p>
      <text:p text:style-name="Preformatted_20_Text"><text:span text:style-name="Source_20_Text"><text:s text:c="8"/>let c = 3;</text:span></text:p>
      <text:p text:style-name="Preformatted_20_Text"><text:span text:style-name="Source_20_Text"><text:s text:c="8"/>console.log(a, b, c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second();</text:span></text:p>
      <text:p text:style-name="Preformatted_20_Text"><text:span text:style-name="Source_20_Text">}</text:span></text:p>
      <text:p text:style-name="Preformatted_20_Text"/>
      <text:p text:style-name="P17"><text:span text:style-name="Source_20_Text">first();</text:span></text:p>
      <text:h text:style-name="Heading_20_3" text:outline-level="3">🔍 Explanation</text:h>
      <text:p text:style-name="Text_20_body"><text:span text:style-name="Source_20_Text">second()</text:span> can access:</text:p>
      <text:list xml:id="list79606616" text:style-name="L11">
        <text:list-item>
          <text:p text:style-name="P11">its own variable → <text:span text:style-name="Source_20_Text">c</text:span></text:p>
        </text:list-item>
        <text:list-item>
          <text:p text:style-name="P11">parent variable → <text:span text:style-name="Source_20_Text">b</text:span></text:p>
        </text:list-item>
        <text:list-item>
          <text:p text:style-name="P11">global variable → <text:span text:style-name="Source_20_Text">a</text:span></text:p>
        </text:list-item>
      </text:list>
      <text:p text:style-name="Horizontal_20_Line"/>
      <text:p text:style-name="Horizontal_20_Line"/>
      <text:h text:style-name="Heading_20_1" text:outline-level="1"><text:soft-page-break/>⭐ 2. <text:span text:style-name="Strong_20_Emphasis">Hoisting</text:span></text:h>
      <text:h text:style-name="Heading_20_2" text:outline-level="2">✅ <text:span text:style-name="Strong_20_Emphasis">Long Definition</text:span></text:h>
      <text:p text:style-name="Text_20_body">Hoisting is JavaScript’s default behavior where:</text:p>
      <text:p text:style-name="Text_20_body"><text:span text:style-name="Strong_20_Emphasis">Variables and function declarations are moved to memory before the code runs.</text:span></text:p>
      <text:p text:style-name="Text_20_body">Memory phase happens before execution:</text:p>
      <text:list xml:id="list2380576331" text:style-name="L12">
        <text:list-item>
          <text:p text:style-name="P12"><text:span text:style-name="Source_20_Text">var</text:span> → declared and initialized to <text:span text:style-name="Source_20_Text">undefined</text:span></text:p>
        </text:list-item>
        <text:list-item>
          <text:p text:style-name="P12"><text:span text:style-name="Source_20_Text">let</text:span> / <text:span text:style-name="Source_20_Text">const</text:span> → declared but placed in <text:span text:style-name="Strong_20_Emphasis">Temporal Dead Zone (TDZ)</text:span></text:p>
        </text:list-item>
        <text:list-item>
          <text:p text:style-name="P12">Function declarations → complete function stored in memory</text:p>
        </text:list-item>
      </text:list>
      <text:p text:style-name="Horizontal_20_Line"/>
      <text:h text:style-name="Heading_20_2" text:outline-level="2">🟦 <text:span text:style-name="Strong_20_Emphasis">Variable Hoisting</text:span></text:h>
      <text:h text:style-name="Heading_20_3" text:outline-level="3">🧩 Example 1 — <text:span text:style-name="Source_20_Text">var</text:span></text:h>
      <text:p text:style-name="Preformatted_20_Text"><text:span text:style-name="Source_20_Text">console.log(a); </text:span></text:p>
      <text:p text:style-name="P17"><text:span text:style-name="Source_20_Text">var a = 10;</text:span></text:p>
      <text:p text:style-name="Text_20_body"><text:span text:style-name="Strong_20_Emphasis">Output → undefined</text:span></text:p>
      <text:p text:style-name="Text_20_body"><text:span text:style-name="Strong_20_Emphasis">Reason:</text:span><text:line-break/><text:span text:style-name="Source_20_Text">var a</text:span> is hoisted and set to <text:span text:style-name="Source_20_Text">undefined</text:span> during memory creation.</text:p>
      <text:p text:style-name="Horizontal_20_Line"/>
      <text:h text:style-name="Heading_20_3" text:outline-level="3">🧩 Example 2 — <text:span text:style-name="Source_20_Text">let</text:span></text:h>
      <text:p text:style-name="Preformatted_20_Text"><text:span text:style-name="Source_20_Text">console.log(b);</text:span></text:p>
      <text:p text:style-name="P17"><text:span text:style-name="Source_20_Text">let b = 20;</text:span></text:p>
      <text:p text:style-name="Text_20_body"><text:span text:style-name="Strong_20_Emphasis">Output → ReferenceError</text:span></text:p>
      <text:p text:style-name="Text_20_body"><text:span text:style-name="Strong_20_Emphasis">Reason:</text:span><text:line-break/><text:span text:style-name="Source_20_Text">let</text:span> is hoisted but stays in <text:span text:style-name="Strong_20_Emphasis">TDZ</text:span> until its line of initialization.</text:p>
      <text:p text:style-name="Horizontal_20_Line"/>
      <text:h text:style-name="Heading_20_3" text:outline-level="3">🧩 Example 3 — <text:span text:style-name="Source_20_Text">const</text:span></text:h>
      <text:p text:style-name="Preformatted_20_Text"><text:span text:style-name="Source_20_Text">console.log(c);</text:span></text:p>
      <text:p text:style-name="P17"><text:span text:style-name="Source_20_Text">const c = 30;</text:span></text:p>
      <text:p text:style-name="Text_20_body"><text:span text:style-name="Strong_20_Emphasis">Output → ReferenceError</text:span></text:p>
      <text:p text:style-name="Text_20_body"><text:soft-page-break/><text:span text:style-name="Strong_20_Emphasis">Reason:</text:span><text:line-break/>Same TDZ rule as <text:span text:style-name="Source_20_Text">let</text:span>, but <text:span text:style-name="Source_20_Text">const</text:span> also must be initialized immediately.</text:p>
      <text:p text:style-name="Horizontal_20_Line"/>
      <text:h text:style-name="Heading_20_2" text:outline-level="2">🟩 <text:span text:style-name="Strong_20_Emphasis">Function Hoisting</text:span></text:h>
      <text:h text:style-name="Heading_20_3" text:outline-level="3">🧩 Example 1 — Function Declaration</text:h>
      <text:p text:style-name="Preformatted_20_Text"><text:span text:style-name="Source_20_Text">greet();</text:span></text:p>
      <text:p text:style-name="Preformatted_20_Text"/>
      <text:p text:style-name="Preformatted_20_Text"><text:span text:style-name="Source_20_Text">function greet() {</text:span></text:p>
      <text:p text:style-name="Preformatted_20_Text"><text:span text:style-name="Source_20_Text"><text:s text:c="4"/>console.log("Hello!");</text:span></text:p>
      <text:p text:style-name="P17"><text:span text:style-name="Source_20_Text">}</text:span></text:p>
      <text:p text:style-name="Text_20_body"><text:span text:style-name="Strong_20_Emphasis">Output → Hello!</text:span><text:line-break/><text:span text:style-name="Strong_20_Emphasis">Reason:</text:span> Entire function is hoisted before execution.</text:p>
      <text:p text:style-name="Horizontal_20_Line"/>
      <text:h text:style-name="Heading_20_3" text:outline-level="3">🧩 Example 2 — Function Expression (shows hoisting difference)</text:h>
      <text:p text:style-name="Preformatted_20_Text"><text:span text:style-name="Source_20_Text">sayHi(); <text:s text:c="2"/>// ❌ Error</text:span></text:p>
      <text:p text:style-name="Preformatted_20_Text"/>
      <text:p text:style-name="Preformatted_20_Text"><text:span text:style-name="Source_20_Text">var sayHi = function() {</text:span></text:p>
      <text:p text:style-name="Preformatted_20_Text"><text:span text:style-name="Source_20_Text"><text:s text:c="4"/>console.log("Hi!");</text:span></text:p>
      <text:p text:style-name="P17"><text:span text:style-name="Source_20_Text">};</text:span></text:p>
      <text:p text:style-name="Text_20_body"><text:span text:style-name="Strong_20_Emphasis">Reason:</text:span><text:line-break/><text:span text:style-name="Source_20_Text">sayHi</text:span> is hoisted as <text:span text:style-name="Source_20_Text">undefined</text:span>.<text:line-break/>Calling <text:span text:style-name="Source_20_Text">undefined()</text:span> → TypeError</text:p>
      <text:p text:style-name="Horizontal_20_Line"/>
      <text:p text:style-name="Horizontal_20_Line"/>
      <text:h text:style-name="Heading_20_1" text:outline-level="1">⭐ 3. <text:span text:style-name="Strong_20_Emphasis">Closures</text:span></text:h>
      <text:h text:style-name="Heading_20_2" text:outline-level="2">✅ <text:span text:style-name="Strong_20_Emphasis">Long Definition</text:span></text:h>
      <text:p text:style-name="Text_20_body">A closure is formed when:</text:p>
      <text:p text:style-name="Text_20_body"><text:span text:style-name="Strong_20_Emphasis">An inner function remembers and accesses the variables of its outer function even after the outer function has finished executing.</text:span></text:p>
      <text:list xml:id="list3476158543" text:style-name="L13">
        <text:list-item>
          <text:p text:style-name="P13">Outer function’s variables stay in memory</text:p>
        </text:list-item>
        <text:list-item>
          <text:p text:style-name="P13">Inner function holds a “reference” to those variables</text:p>
        </text:list-item>
        <text:list-item>
          <text:p text:style-name="P13">Creates private data &amp; long-lasting state</text:p>
        </text:list-item>
      </text:list>
      <text:h text:style-name="Heading_20_3" text:outline-level="3"><text:soft-page-break/>🔥 Real-World Analogy</text:h>
      <text:p text:style-name="Text_20_body">A bank locker (outer function) closes,<text:line-break/>but you still have the key (inner function).<text:line-break/>The key always gives you access — this is a closure.</text:p>
      <text:p text:style-name="Horizontal_20_Line"/>
      <text:h text:style-name="Heading_20_2" text:outline-level="2">🧩 <text:span text:style-name="Strong_20_Emphasis">Example 1 — Basic Closure</text:span></text:h>
      <text:p text:style-name="Preformatted_20_Text"><text:span text:style-name="Source_20_Text">function outer() {</text:span></text:p>
      <text:p text:style-name="Preformatted_20_Text"><text:span text:style-name="Source_20_Text"><text:s text:c="4"/>let count = 0;</text:span></text:p>
      <text:p text:style-name="Preformatted_20_Text"/>
      <text:p text:style-name="Preformatted_20_Text"><text:span text:style-name="Source_20_Text"><text:s text:c="4"/>function inner() {</text:span></text:p>
      <text:p text:style-name="Preformatted_20_Text"><text:span text:style-name="Source_20_Text"><text:s text:c="8"/>count++;</text:span></text:p>
      <text:p text:style-name="Preformatted_20_Text"><text:span text:style-name="Source_20_Text"><text:s text:c="8"/>console.log(count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return inner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const fn = outer();</text:span></text:p>
      <text:p text:style-name="Preformatted_20_Text"><text:span text:style-name="Source_20_Text">fn(); <text:s/></text:span></text:p>
      <text:p text:style-name="Preformatted_20_Text"><text:span text:style-name="Source_20_Text">fn(); <text:s/></text:span></text:p>
      <text:p text:style-name="P17"><text:span text:style-name="Source_20_Text">fn();</text:span></text:p>
      <text:h text:style-name="Heading_20_3" text:outline-level="3">🔍 Explanation</text:h>
      <text:p text:style-name="Text_20_body">Even though <text:span text:style-name="Source_20_Text">outer()</text:span> finished,<text:line-break/><text:span text:style-name="Source_20_Text">count</text:span> stays alive because <text:span text:style-name="Source_20_Text">inner()</text:span> still uses it.<text:line-break/>This memory-preserving behaviour = closure.</text:p>
      <text:p text:style-name="Horizontal_20_Line"/>
      <text:h text:style-name="Heading_20_2" text:outline-level="2">🧩 Example 2 — Function Factory Closure</text:h>
      <text:p text:style-name="Preformatted_20_Text"><text:span text:style-name="Source_20_Text">function multiply(x) {</text:span></text:p>
      <text:p text:style-name="Preformatted_20_Text"><text:span text:style-name="Source_20_Text"><text:s text:c="4"/>return function(y) {</text:span></text:p>
      <text:p text:style-name="Preformatted_20_Text"><text:span text:style-name="Source_20_Text"><text:s text:c="8"/>return x * y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const double = multiply(2);</text:span></text:p>
      <text:p text:style-name="Preformatted_20_Text"><text:span text:style-name="Source_20_Text">const triple = multiply(3);</text:span></text:p>
      <text:p text:style-name="Preformatted_20_Text"/>
      <text:p text:style-name="Preformatted_20_Text"><text:span text:style-name="Source_20_Text">console.log(double(10)); // 20</text:span></text:p>
      <text:p text:style-name="P17"><text:span text:style-name="Source_20_Text">console.log(triple(10)); // 30</text:span></text:p>
      <text:h text:style-name="Heading_20_3" text:outline-level="3">🔍 Explanation</text:h>
      <text:list xml:id="list2660063174" text:style-name="L14">
        <text:list-item>
          <text:p text:style-name="P14"><text:span text:style-name="Source_20_Text">double()</text:span> remembers <text:span text:style-name="Source_20_Text">x = 2</text:span></text:p>
        </text:list-item>
        <text:list-item>
          <text:p text:style-name="P14"><text:span text:style-name="Source_20_Text">triple()</text:span> remembers <text:span text:style-name="Source_20_Text">x = 3</text:span></text:p>
        </text:list-item>
      </text:list>
      <text:p text:style-name="Text_20_body"><text:soft-page-break/>Each returned function has its own closure.</text:p>
      <text:p text:style-name="Horizontal_20_Line"/>
      <text:h text:style-name="Heading_20_2" text:outline-level="2">🧩 Example 3 — Private Variables (Interview Favorite)</text:h>
      <text:p text:style-name="Preformatted_20_Text"><text:span text:style-name="Source_20_Text">function bank() {</text:span></text:p>
      <text:p text:style-name="Preformatted_20_Text"><text:span text:style-name="Source_20_Text"><text:s text:c="4"/>let balance = 1000;</text:span></text:p>
      <text:p text:style-name="Preformatted_20_Text"/>
      <text:p text:style-name="Preformatted_20_Text"><text:span text:style-name="Source_20_Text"><text:s text:c="4"/>return {</text:span></text:p>
      <text:p text:style-name="Preformatted_20_Text"><text:span text:style-name="Source_20_Text"><text:s text:c="8"/>deposit(amount) {</text:span></text:p>
      <text:p text:style-name="Preformatted_20_Text"><text:span text:style-name="Source_20_Text"><text:s text:c="12"/>balance += amount;</text:span></text:p>
      <text:p text:style-name="Preformatted_20_Text"><text:span text:style-name="Source_20_Text"><text:s text:c="8"/>},</text:span></text:p>
      <text:p text:style-name="Preformatted_20_Text"><text:span text:style-name="Source_20_Text"><text:s text:c="8"/>getBalance() {</text:span></text:p>
      <text:p text:style-name="Preformatted_20_Text"><text:span text:style-name="Source_20_Text"><text:s text:c="12"/>return balance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const acc = bank();</text:span></text:p>
      <text:p text:style-name="Preformatted_20_Text"><text:span text:style-name="Source_20_Text">acc.deposit(500);</text:span></text:p>
      <text:p text:style-name="P17"><text:span text:style-name="Source_20_Text">console.log(acc.getBalance());</text:span></text:p>
      <text:h text:style-name="Heading_20_3" text:outline-level="3">🔍 Explanation</text:h>
      <text:p text:style-name="Text_20_body"><text:span text:style-name="Source_20_Text">balance</text:span> is private and cannot be accessed directly.<text:line-break/>Only closure methods can use it.</text:p>
      <text:p text:style-name="Horizontal_20_Line"/>
      <text:p text:style-name="Horizontal_20_Line"/>
      <text:h text:style-name="Heading_20_1" text:outline-level="1">⭐ 4. <text:span text:style-name="Strong_20_Emphasis"><text:span text:style-name="Source_20_Text">this</text:span></text:span><text:span text:style-name="Strong_20_Emphasis"> in JavaScript (Basic Rules)</text:span></text:h>
      <text:h text:style-name="Heading_20_2" text:outline-level="2">✅ <text:span text:style-name="Strong_20_Emphasis">Long Definition</text:span></text:h>
      <text:p text:style-name="Text_20_body"><text:span text:style-name="Source_20_Text">this</text:span> is a special keyword that refers to the <text:span text:style-name="Strong_20_Emphasis">context</text:span> from which a function is called.</text:p>
      <text:p text:style-name="Text_20_body">Its value depends on <text:span text:style-name="Emphasis">how the function is called</text:span>:</text:p>
      <text:h text:style-name="Heading_20_3" text:outline-level="3">📌 GLOBAL context</text:h>
      <text:p text:style-name="Text_20_body"><text:span text:style-name="Source_20_Text">this = window</text:span> (in browser)</text:p>
      <text:h text:style-name="Heading_20_3" text:outline-level="3">📌 METHOD inside object</text:h>
      <text:p text:style-name="Text_20_body"><text:span text:style-name="Source_20_Text">this = that object</text:span></text:p>
      <text:p text:style-name="Horizontal_20_Line"/>
      <text:h text:style-name="Heading_20_2" text:outline-level="2"><text:soft-page-break/>🧩 Example 1 — Object Method</text:h>
      <text:p text:style-name="Preformatted_20_Text"><text:span text:style-name="Source_20_Text">const obj = {</text:span></text:p>
      <text:p text:style-name="Preformatted_20_Text"><text:span text:style-name="Source_20_Text"><text:s text:c="4"/>name: "JavaScript",</text:span></text:p>
      <text:p text:style-name="Preformatted_20_Text"><text:span text:style-name="Source_20_Text"><text:s text:c="4"/>show() {</text:span></text:p>
      <text:p text:style-name="Preformatted_20_Text"><text:span text:style-name="Source_20_Text"><text:s text:c="8"/>console.log(this.name);</text:span></text:p>
      <text:p text:style-name="Preformatted_20_Text"><text:span text:style-name="Source_20_Text"><text:s text:c="4"/>}</text:span></text:p>
      <text:p text:style-name="Preformatted_20_Text"><text:span text:style-name="Source_20_Text">};</text:span></text:p>
      <text:p text:style-name="Preformatted_20_Text"/>
      <text:p text:style-name="P17"><text:span text:style-name="Source_20_Text">obj.show();</text:span></text:p>
      <text:p text:style-name="Text_20_body"><text:span text:style-name="Strong_20_Emphasis">Output → JavaScript</text:span><text:line-break/>Because <text:span text:style-name="Source_20_Text">this</text:span> refers to the calling object.</text:p>
      <text:p text:style-name="Horizontal_20_Line"/>
      <text:h text:style-name="Heading_20_2" text:outline-level="2">🧩 Example 2 — Global Function</text:h>
      <text:p text:style-name="Preformatted_20_Text"><text:span text:style-name="Source_20_Text">function test() {</text:span></text:p>
      <text:p text:style-name="Preformatted_20_Text"><text:span text:style-name="Source_20_Text"><text:s text:c="4"/>console.log(this);</text:span></text:p>
      <text:p text:style-name="Preformatted_20_Text"><text:span text:style-name="Source_20_Text">}</text:span></text:p>
      <text:p text:style-name="Preformatted_20_Text"/>
      <text:p text:style-name="P17"><text:span text:style-name="Source_20_Text">test();</text:span></text:p>
      <text:p text:style-name="Text_20_body"><text:span text:style-name="Strong_20_Emphasis">Output → window object (browser)</text:span><text:line-break/>Because global function = global context.</text:p>
      <text:p text:style-name="Horizontal_20_Line"/>
      <text:p text:style-name="Horizontal_20_Line"/>
      <text:h text:style-name="Heading_20_1" text:outline-level="1">🎯 Exercises</text:h>
      <text:list xml:id="list4193405467" text:style-name="L15">
        <text:list-item>
          <text:p text:style-name="P15">Create a nested function to illustrate lexical scope.</text:p>
        </text:list-item>
        <text:list-item>
          <text:p text:style-name="P15">Write a closure-based counter.</text:p>
        </text:list-item>
        <text:list-item>
          <text:p text:style-name="P15">Test hoisting with <text:span text:style-name="Source_20_Text">var</text:span>, <text:span text:style-name="Source_20_Text">let</text:span>, <text:span text:style-name="Source_20_Text">const</text:span>.</text:p>
        </text:list-item>
        <text:list-item>
          <text:p text:style-name="P15">Log <text:span text:style-name="Source_20_Text">this</text:span> inside an object and compare with global.</text:p>
        </text:list-item>
      </text:list>
      <text:p text:style-name="Horizontal_20_Line"/>
      <text:h text:style-name="Heading_20_1" text:outline-level="1">❓ Quick Quiz</text:h>
      <text:list xml:id="list3520198075" text:style-name="L16">
        <text:list-item>
          <text:p text:style-name="P16">What is lexical scope?</text:p>
        </text:list-item>
        <text:list-item>
          <text:p text:style-name="P16">Why does <text:span text:style-name="Source_20_Text">let</text:span> cause a TDZ error?</text:p>
        </text:list-item>
        <text:list-item>
          <text:p text:style-name="P16">What is a closure?</text:p>
        </text:list-item>
        <text:list-item>
          <text:p text:style-name="P16">What decides the value of <text:span text:style-name="Source_20_Text">this</text:span>?</text:p>
        </text:list-item>
      </text:list>
      <text:p text:style-name="Horizontal_20_Line"><text:soft-page-break/></text:p>
      <text:p text:style-name="Text_20_body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Times New Roman" fo:font-family="'Times New Roman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Times New Roman" fo:font-family="'Times New Roman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Times New Roman" fo:font-family="'Times New Roman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1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1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1-27T12:48:06.422000000</meta:creation-date>
    <dc:date>2025-11-27T13:03:44.516000000</dc:date>
    <meta:editing-duration>PT5M28S</meta:editing-duration>
    <meta:editing-cycles>1</meta:editing-cycles>
    <meta:document-statistic meta:table-count="0" meta:image-count="0" meta:object-count="0" meta:page-count="8" meta:paragraph-count="176" meta:word-count="805" meta:character-count="4924" meta:non-whitespace-character-count="4060"/>
    <meta:generator>Neat_Office/6.2.8.2$Windows_x86 LibreOffice_project/</meta:generator>
  </office:meta>
</office:document-meta>
</file>